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157.90pt"/>
          <style:tab-stop style:position="3286.90pt" style:type="center"/>
          <style:tab-stop style:position="421118.90pt" style:type="righ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justify" fo:margin-left="2.75pt" fo:text-indent="-2.75pt">
        <style:tab-stops>
          <style:tab-stop style:position="157.90pt"/>
          <style:tab-stop style:position="3286.90pt" style:type="center"/>
          <style:tab-stop style:position="421118.90pt" style:type="right"/>
        </style:tab-stops>
      </style:paragraph-properties>
    </style:style>
    <style:style style:name="P7" style:family="paragraph">
      <style:paragraph-properties fo:line-height="100.00%" fo:text-align="justify" fo:margin-left="2.75pt" fo:text-indent="-2.75pt">
        <style:tab-stops>
          <style:tab-stop style:position="157.90pt"/>
          <style:tab-stop style:position="3286.90pt" style:type="center"/>
          <style:tab-stop style:position="421118.90pt" style:type="righ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justify" fo:margin-left="2.75pt" fo:text-indent="-2.75pt">
        <style:tab-stops>
          <style:tab-stop style:position="157.90pt"/>
          <style:tab-stop style:position="3286.90pt" style:type="center"/>
          <style:tab-stop style:position="421118.90pt" style:type="righ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justify" fo:margin-left="2.75pt" fo:text-indent="-2.75pt">
        <style:tab-stops>
          <style:tab-stop style:position="157.90pt"/>
          <style:tab-stop style:position="3286.90pt" style:type="center"/>
          <style:tab-stop style:position="421118.90pt" style:type="righ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justify" fo:margin-left="2.75pt" fo:text-indent="-2.75pt">
        <style:tab-stops>
          <style:tab-stop style:position="157.90pt"/>
          <style:tab-stop style:position="3286.90pt" style:type="center"/>
          <style:tab-stop style:position="421118.90pt" style:type="righ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justify" fo:margin-left="2.75pt" fo:text-indent="-2.75pt">
        <style:tab-stops>
          <style:tab-stop style:position="157.90pt"/>
          <style:tab-stop style:position="3286.90pt" style:type="center"/>
          <style:tab-stop style:position="421118.90pt" style:type="righ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justify" fo:margin-left="2.75pt" fo:text-indent="-2.75pt">
        <style:tab-stops>
          <style:tab-stop style:position="157.90pt"/>
          <style:tab-stop style:position="3286.90pt" style:type="center"/>
          <style:tab-stop style:position="421118.90pt" style:type="right"/>
        </style:tab-stops>
      </style:paragraph-properties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157.90pt"/>
          <style:tab-stop style:position="3286.90pt" style:type="center"/>
          <style:tab-stop style:position="421118.90pt" style:type="righ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157.90pt"/>
          <style:tab-stop style:position="3286.90pt" style:type="center"/>
          <style:tab-stop style:position="421118.90pt" style:type="righ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157.90pt"/>
          <style:tab-stop style:position="3286.90pt" style:type="center"/>
          <style:tab-stop style:position="421118.90pt" style:type="right"/>
        </style:tab-stops>
      </style:paragraph-properties>
    </style:style>
    <style:style style:name="P23" style:family="paragraph">
      <style:paragraph-properties fo:line-height="100.00%" fo:text-align="left"/>
    </style:style>
    <style:style style:name="TableColumn0100" style:family="table-column">
      <style:table-column-properties style:column-width="2.231250in"/>
    </style:style>
    <style:style style:name="TableColumn0101" style:family="table-column">
      <style:table-column-properties style:column-width="2.231250in"/>
    </style:style>
    <style:style style:name="TableColumn0102" style:family="table-column">
      <style:table-column-properties style:column-width="2.231250in"/>
    </style:style>
    <style:style style:name="Table01" style:family="table">
      <style:table-properties style:width="6.69375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2.231250in"/>
    </style:style>
    <style:style style:name="TableColumn0201" style:family="table-column">
      <style:table-column-properties style:column-width="2.231250in"/>
    </style:style>
    <style:style style:name="TableColumn0202" style:family="table-column">
      <style:table-column-properties style:column-width="2.231250in"/>
    </style:style>
    <style:style style:name="Table02" style:family="table">
      <style:table-properties style:width="6.69375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Shell </text:span></text:p>
      <text:p text:style-name="P1"><text:span text:style-name="T1">A Linux shell is a facility that allows the user to communicate directly with the kernel in the </text:span></text:p>
      <text:p text:style-name="P1"><text:span text:style-name="T1">human – readable form. It translates command-line instructions. The default Linux shell is </text:span></text:p>
      <text:p text:style-name="P1"><text:span text:style-name="T1">the Bourne Again SHell (BASH). </text:span></text:p>
      <text:p text:style-name="P1"><text:span text:style-name="T1">Computer understand the language of 0's and 1's called binary language, In early days of </text:span></text:p>
      <text:p text:style-name="P1"><text:span text:style-name="T1">computing, instruction are provided using binary language, which is difficult for all of us, to </text:span></text:p>
      <text:p text:style-name="P1"><text:span text:style-name="T1">read and write. So in O/s there is special program called Shell. Shell accepts your instruction </text:span></text:p>
      <text:p text:style-name="P1"><text:span text:style-name="T1">or commands in English and translate it into computers native binary language . This is what </text:span></text:p>
      <text:p text:style-name="P1"><text:span text:style-name="T1">shell does for us.</text:span></text:p>
      <text:p text:style-name="P1"><draw:frame text:anchor-type="as-char" svg:width="154.09mm" svg:height="33.02mm" style:rel-width="scale" style:rel-height="scale"><draw:object-ole xlink:href="OleObj1"/><draw:image xlink:href="ObjectReplacements/OleObj1"/></draw:frame><text:span text:style-name="T2"/></text:p>
      <text:p text:style-name="P1"><draw:frame text:anchor-type="as-char" svg:width="146.69mm" svg:height="31.75mm" style:rel-width="scale" style:rel-height="scale"><draw:object-ole xlink:href="OleObj2"/><draw:image xlink:href="ObjectReplacements/OleObj2"/></draw:frame><text:span text:style-name="T3">Its environment provided for user interaction. Shell is a command language interpreter that </text:span></text:p>
      <text:p text:style-name="P1"><text:span text:style-name="T3">executes commands read from the standard input device (keyboard) or from a file. Linux may </text:span></text:p>
      <text:p text:style-name="P1"><text:span text:style-name="T3">use one of the following most popular shells:</text:span></text:p>
      <text:p text:style-name="P1"><text:span text:style-name="T4"/></text:p>
      <text:p text:style-name="P1"><draw:frame text:anchor-type="as-char" svg:width="169.97mm" svg:height="48.90mm" style:rel-width="scale" style:rel-height="scale"><draw:object-ole xlink:href="OleObj3"/><draw:image xlink:href="ObjectReplacements/OleObj3"/></draw:frame><text:span text:style-name="T5">Any of the above shell reads command from user (via Keyboard or Mouse) and tells Linux </text:span></text:p>
      <text:p text:style-name="P1"><text:span text:style-name="T5">O/s what users want. If we are giving commands from keyboard it is called command line </text:span></text:p>
      <text:p text:style-name="P1"><text:span text:style-name="T5">interface ( Usually in-front of $ prompt, This prompt is depend upon your shell and </text:span></text:p>
      <text:p text:style-name="P1"><text:span text:style-name="T5">Environment that you set or by your System Administrator, therefore you may get different </text:span></text:p>
      <text:p text:style-name="P1"><text:span text:style-name="T5">prompt ). LL</text:span></text:p>
      <text:p text:style-name="P1"><text:span text:style-name="T6">$ echo $SHELL</text:span></text:p>
      <text:p text:style-name="P1"><text:span text:style-name="T7"/></text:p>
      <text:p text:style-name="P1"><text:span text:style-name="T8">LINUX BASIC COMMANDS – I</text:span></text:p>
      <text:p text:style-name="P1"><text:span text:style-name="T9">A directory in Linux is similar to a folder in windows OS. Files are organized in to directories </text:span></text:p>
      <text:p text:style-name="P1"><text:span text:style-name="T9">and sub- directories. In Linux, path begins at the root directory which is the top-level of the </text:span></text:p>
      <text:p text:style-name="P1"><text:span text:style-name="T9">file system and is represented as a forward slash ( / ) . Forward slash is used to separate </text:span></text:p>
      <text:p text:style-name="P1"><text:span text:style-name="T9">directory and file names.</text:span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1">Basic commands: </text:span></text:p>
      <text:p text:style-name="P2"><text:span text:style-name="T12">PURPOSE<text:s/></text:span><text:span text:style-name="T13"><text:tab/><text:tab/><text:tab/></text:span><text:span text:style-name="T14">COMMAND SYNTAX<text:s/></text:span><text:span text:style-name="T15"><text:tab/><text:tab/><text:tab/></text:span><text:span text:style-name="T16">EXAMPLE </text:span></text:p>
      <text:p text:style-name="P3"><text:span text:style-name="T17">To see date <text:tab/><text:tab/><text:tab/>date<text:s text:c="76"/>$ date </text:span></text:p>
      <text:p text:style-name="P3"><text:span text:style-name="T17">To see who is using system<text:s text:c="3"/>who<text:s text:c="76"/>$ who </text:span></text:p>
      <text:p text:style-name="P3"><text:span text:style-name="T17">Print current working directory pwd<text:s text:c="68"/>$ pwd </text:span></text:p>
      <text:p text:style-name="P3"><text:span text:style-name="T17">To make new directory<text:s text:c="9"/>mkdir<text:s text:c="72"/>$ mkdir pascal </text:span></text:p>
      <text:p text:style-name="P3"><text:span text:style-name="T17">To create a new file<text:s text:c="15"/>vi {filename}<text:s text:c="61"/>$ vi test.txt </text:span></text:p>
      <text:p text:style-name="P3"><text:span text:style-name="T17">To change your working directory cd<text:s text:c="68"/>$ cd pascal </text:span></text:p>
      <text:p text:style-name="P3"><text:span text:style-name="T17">List name of files in current working directory ls<text:s text:c="49"/>$ ls </text:span></text:p>
      <text:p text:style-name="P3"><text:span text:style-name="T18"/></text:p>
      <text:p text:style-name="P3"><text:span text:style-name="T19">To insert text to a file, create a text file and press i to start inserting text and type some text .To save and quit, press “ESC” key and enter” :wq! “And press the enter key. </text:span></text:p>
      <text:p text:style-name="P3"><text:span text:style-name="T20"/></text:p>
      <text:p text:style-name="P3"><text:span text:style-name="T21">To see (display)text files<text:s text:c="7"/>cat {file name}<text:s text:c="57"/>$ cat myfile </text:span></text:p>
      <text:p text:style-name="P3"><text:span text:style-name="T21">To display file one full screen at a time<text:s text:c="3"/>more {file name}<text:s text:c="32"/>$ more myfile </text:span></text:p>
      <text:p text:style-name="P3"><text:span text:style-name="T21">To see all files and directories, including<text:s text:c="2"/>hidden one<text:s text:c="41"/>$ ls -a </text:span></text:p>
      <text:p text:style-name="P3"><text:span text:style-name="T22"/></text:p>
      <text:p text:style-name="P3"><text:span text:style-name="T22"/></text:p>
      <text:p text:style-name="P3"><text:span text:style-name="T23">To remove a file<text:s text:c="19"/>rm { filename}<text:s text:c="55"/>$ rm myfile </text:span></text:p>
      <text:p text:style-name="P3"><text:span text:style-name="T23">To remove a directory<text:s text:c="9"/>rm -r {dirname}<text:s text:c="52"/>$ rm –r pascal </text:span></text:p>
      <text:p text:style-name="P3"><text:span text:style-name="T23">To remove an empty directory rmdir {dirname}<text:s text:c="45"/>$ rmdir pascal </text:span></text:p>
      <text:p text:style-name="P3"><text:span text:style-name="T23">To remove all files in given directory/subdirectory<text:s text:c="2"/>rm -rf {dirname}<text:s text:c="50"/>$ rm –rf oldfiles </text:span></text:p>
      <text:p text:style-name="P3"><text:span text:style-name="T24"/></text:p>
      <text:p text:style-name="P3"><text:span text:style-name="T25">A file/directory can be renamed by moving it. mv {file1} {file2}<text:s text:c="18"/>$ mv sales sales.1 </text:span></text:p>
      <text:p text:style-name="P3"><text:span text:style-name="T25">To get more information about a command man {cmd name}<text:s text:c="19"/>$ man rmdir<text:s text:c="41"/>To see the differences in two files diff {file1} {file2}<text:s text:c="29"/>$ diff test test3 </text:span></text:p>
      <text:p text:style-name="P3"><text:span text:style-name="T25">To read your mail<text:s text:c="16"/>mail<text:s text:c="61"/>$ mail </text:span></text:p>
      <text:p text:style-name="P3"><text:span text:style-name="T25">To see more about currently login person<text:s text:c="2"/>who am i<text:s text:c="28"/>$ who am i </text:span></text:p>
      <text:p text:style-name="P3"><text:span text:style-name="T25">To print file<text:s text:c="26"/>pr {file name}<text:s text:c="46"/>$ pr myfile </text:span></text:p>
      <text:p text:style-name="P3"><text:span text:style-name="T25">To use to compare files<text:s text:c="8"/>cmp {file1} {file2}<text:s text:c="39"/>$ cmp test test3 </text:span></text:p>
      <text:p text:style-name="P3"><text:span text:style-name="T25">To copy contents of one file to another<text:s text:c="2"/>cp {file1} {file2}<text:s text:c="22"/>$ cp test test3 </text:span></text:p>
      <text:p text:style-name="P3"><text:span text:style-name="T25">To login out<text:s text:c="26"/>Logout (CTRL+D)<text:s text:c="37"/>$ logout</text:span></text:p>
      <text:p text:style-name="P3"><text:span text:style-name="T26"/></text:p>
      <text:p text:style-name="P3"><text:span text:style-name="T26"/></text:p>
      <text:p text:style-name="P3"><text:span text:style-name="T27">LINUX BASIC COMMANDS – II</text:span></text:p>
      <text:p text:style-name="P3"><text:span text:style-name="T28">Linux commands for redirection, pipes, filters, job control, file ownership, file </text:span></text:p>
      <text:p text:style-name="P3"><text:span text:style-name="T28">permissions, links and file system hierarchy.</text:span></text:p>
      <text:p text:style-name="P3"><text:span text:style-name="T29"/></text:p>
      <text:p text:style-name="P3"><text:span text:style-name="T30">By default, the output is displayed on the screen. Using redirection commands, it is possible </text:span></text:p>
      <text:p text:style-name="P3"><text:span text:style-name="T30">to send output to file or to read input from file. A pipe is a way to connect the output of one </text:span></text:p>
      <text:p text:style-name="P3"><text:span text:style-name="T30">program to the input of another program without any temporary file. A pipe is nothing but a </text:span></text:p>
      <text:p text:style-name="P3"><text:span text:style-name="T30">temporary storage place where the output of one command is stored and then passed as the </text:span></text:p>
      <text:p text:style-name="P3"><text:span text:style-name="T30">input for second command. A filter performs some kind of processes on the input and gives </text:span></text:p>
      <text:p text:style-name="P3"><text:span text:style-name="T30">output.</text:span></text:p>
      <text:p text:style-name="P3"><text:span text:style-name="T31"/></text:p>
      <text:p text:style-name="P3"><text:span text:style-name="T32">REDIRECTION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5"><text:span text:style-name="T34">Purpose</text:span><text:span text:style-name="T35"/></text:p>
          </table:table-cell>
          <table:table-cell table:style-name="TableCell010001">
            <text:p text:style-name="P5"><text:span text:style-name="T36">Command Syntax</text:span><text:span text:style-name="T37"/></text:p>
          </table:table-cell>
          <table:table-cell table:style-name="TableCell010002">
            <text:p text:style-name="P5"><text:span text:style-name="T38">Example</text:span><text:span text:style-name="T39"/></text:p>
          </table:table-cell>
        </table:table-row>
        <table:table-row table:style-name="TableRow0101">
          <table:table-cell table:style-name="TableCell010100">
            <text:p text:style-name="P8"><text:span text:style-name="T40">To output Linux commands result to file (if file already exist, it will be overwritten else new file is created)</text:span><text:span text:style-name="T41"/></text:p>
          </table:table-cell>
          <table:table-cell table:style-name="TableCell010101">
            <text:p text:style-name="P8"><text:span text:style-name="T42">Linux command &gt;file name</text:span><text:span text:style-name="T43"/></text:p>
          </table:table-cell>
          <table:table-cell table:style-name="TableCell010102">
            <text:p text:style-name="P8"><text:span text:style-name="T44">$ ls &gt;myfile</text:span><text:span text:style-name="T45"/></text:p>
          </table:table-cell>
        </table:table-row>
        <table:table-row table:style-name="TableRow0102">
          <table:table-cell table:style-name="TableCell010200">
            <text:p text:style-name="P10"><text:span text:style-name="T46">To output Linux commands result to END of file (appending) .If file </text:span></text:p>
            <text:p text:style-name="P10"><text:span text:style-name="T46">exist data will be written to END of file without losing previous information, otherwise new file is created</text:span><text:span text:style-name="T47"/></text:p>
          </table:table-cell>
          <table:table-cell table:style-name="TableCell010201">
            <text:p text:style-name="P10"><text:span text:style-name="T48">Linux command &gt;&gt;file name</text:span><text:span text:style-name="T49"/></text:p>
          </table:table-cell>
          <table:table-cell table:style-name="TableCell010202">
            <text:p text:style-name="P10"><text:span text:style-name="T50">$ date &gt;&gt;myfile</text:span><text:span text:style-name="T51"/></text:p>
          </table:table-cell>
        </table:table-row>
        <table:table-row table:style-name="TableRow0103">
          <table:table-cell table:style-name="TableCell010300">
            <text:p text:style-name="P12"><text:span text:style-name="T52">To take input to Linux command from the file instead of key-board.</text:span><text:span text:style-name="T53"/></text:p>
          </table:table-cell>
          <table:table-cell table:style-name="TableCell010301">
            <text:p text:style-name="P12"><text:span text:style-name="T54">Linux command &lt;file name<text:s/></text:span><text:span text:style-name="T55"/></text:p>
          </table:table-cell>
          <table:table-cell table:style-name="TableCell010302">
            <text:p text:style-name="P12"><text:span text:style-name="T56">$ cat &lt;myfile<text:s/></text:span><text:span text:style-name="T57"/></text:p>
          </table:table-cell>
        </table:table-row>
      </table:table>
      <text:p text:style-name="P14"><text:span text:style-name="T57"/></text:p>
      <text:p text:style-name="P14"><text:span text:style-name="T58">PIPES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16"><text:span text:style-name="T60">Output of ls command is given as input to more Command so that output is printed one screen </text:span></text:p>
            <text:p text:style-name="P16"><text:span text:style-name="T60">Full page at a time.<text:s/></text:span><text:span text:style-name="T61"/></text:p>
          </table:table-cell>
          <table:table-cell table:style-name="TableCell020001">
            <text:p text:style-name="P16"><text:span text:style-name="T62">Command1| command2</text:span><text:span text:style-name="T63"/></text:p>
          </table:table-cell>
          <table:table-cell table:style-name="TableCell020002">
            <text:p text:style-name="P16"><text:span text:style-name="T64">$ ls | more</text:span><text:span text:style-name="T65"/></text:p>
          </table:table-cell>
        </table:table-row>
        <table:table-row table:style-name="TableRow0201">
          <table:table-cell table:style-name="TableCell020100">
            <text:p text:style-name="P19"><text:span text:style-name="T66">Output of who command is given as input to sort command so that it will print sorted list of users</text:span><text:span text:style-name="T67"/></text:p>
          </table:table-cell>
          <table:table-cell table:style-name="TableCell020101">
            <text:p text:style-name="P19"><text:span text:style-name="T68">Command1| command2</text:span><text:span text:style-name="T69"/></text:p>
          </table:table-cell>
          <table:table-cell table:style-name="TableCell020102">
            <text:p text:style-name="P19"><text:span text:style-name="T70">$ who | sort</text:span><text:span text:style-name="T71"/></text:p>
          </table:table-cell>
        </table:table-row>
        <table:table-row table:style-name="TableRow0202">
          <table:table-cell table:style-name="TableCell020200">
            <text:p text:style-name="P21"><text:span text:style-name="T71"/></text:p>
          </table:table-cell>
          <table:table-cell table:style-name="TableCell020201">
            <text:p text:style-name="P21"><text:span text:style-name="T71"/></text:p>
          </table:table-cell>
          <table:table-cell table:style-name="TableCell020202">
            <text:p text:style-name="P21"><text:span text:style-name="T71"/></text:p>
          </table:table-cell>
        </table:table-row>
      </table:table>
      <text:p text:style-name="P23"><text:span text:style-name="T71"/></text:p>
      <text:p text:style-name="P23"><text:span text:style-name="T7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